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.87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Devanagari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data" table:style-name="ta1">
        <table:shapes>
          <draw:frame draw:z-index="0" draw:style-name="gr1" draw:text-style-name="P1" svg:width="159.99mm" svg:height="89.99mm" svg:x="182.05mm" svg:y="371.27mm">
            <loext:p draw:notify-on-update-of-ranges="time_data.G4:time_data.G104 time_data.H4:time_data.H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/>
          <table:table-cell table:style-name="Default"/>
          <table:table-cell office:value-type="string" calcext:value-type="string">
            <text:p>TIME DATA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CPU TIME</text:p>
          </table:table-cell>
          <table:table-cell office:value-type="string" calcext:value-type="string">
            <text:p>OBJ_VALUE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629208000" calcext:value-type="float">
            <text:p>629208000</text:p>
          </table:table-cell>
          <table:table-cell table:number-columns-repeated="4"/>
        </table:table-row>
        <table:table-row table:style-name="ro1">
          <table:table-cell/>
          <table:table-cell table:style-name="Default" table:formula="of:=[.C4]+(0*([.C8]-[.C4])/4)" office:value-type="float" office:value="252.324" calcext:value-type="float">
            <text:p>252.324</text:p>
          </table:table-cell>
          <table:table-cell office:value-type="float" office:value="252.324" calcext:value-type="float">
            <text:p>252.324</text:p>
          </table:table-cell>
          <table:table-cell office:value-type="float" office:value="638988000" calcext:value-type="float">
            <text:p>638988000</text:p>
          </table:table-cell>
          <table:table-cell table:number-columns-repeated="2"/>
          <table:table-cell office:value-type="float" office:value="252.324" calcext:value-type="float">
            <text:p>252.324</text:p>
          </table:table-cell>
          <table:table-cell office:value-type="float" office:value="638988000" calcext:value-type="float">
            <text:p>638988000</text:p>
          </table:table-cell>
        </table:table-row>
        <table:table-row table:style-name="ro1">
          <table:table-cell/>
          <table:table-cell table:formula="of:=[.C4]+(1*([.C8]-[.C4])/4)" office:value-type="float" office:value="316.519" calcext:value-type="float">
            <text:p>316.519</text:p>
          </table:table-cell>
          <table:table-cell office:value-type="float" office:value="254.888" calcext:value-type="float">
            <text:p>254.888</text:p>
          </table:table-cell>
          <table:table-cell office:value-type="float" office:value="639218000" calcext:value-type="float">
            <text:p>639218000</text:p>
          </table:table-cell>
          <table:table-cell table:number-columns-repeated="2"/>
          <table:table-cell office:value-type="float" office:value="316.519" calcext:value-type="float">
            <text:p>316.519</text:p>
          </table:table-cell>
          <table:table-cell office:value-type="float" office:value="639218000" calcext:value-type="float">
            <text:p>639218000</text:p>
          </table:table-cell>
        </table:table-row>
        <table:table-row table:style-name="ro1">
          <table:table-cell/>
          <table:table-cell table:formula="of:=[.C4]+(2*([.C8]-[.C4])/4)" office:value-type="float" office:value="380.714" calcext:value-type="float">
            <text:p>380.714</text:p>
          </table:table-cell>
          <table:table-cell office:value-type="float" office:value="254.924" calcext:value-type="float">
            <text:p>254.924</text:p>
          </table:table-cell>
          <table:table-cell office:value-type="float" office:value="638984000" calcext:value-type="float">
            <text:p>638984000</text:p>
          </table:table-cell>
          <table:table-cell table:number-columns-repeated="2"/>
          <table:table-cell office:value-type="float" office:value="380.714" calcext:value-type="float">
            <text:p>380.714</text:p>
          </table:table-cell>
          <table:table-cell office:value-type="float" office:value="638984000" calcext:value-type="float">
            <text:p>638984000</text:p>
          </table:table-cell>
        </table:table-row>
        <table:table-row table:style-name="ro1">
          <table:table-cell/>
          <table:table-cell table:formula="of:=[.C4]+(3*([.C8]-[.C4])/4)" office:value-type="float" office:value="444.909" calcext:value-type="float">
            <text:p>444.909</text:p>
          </table:table-cell>
          <table:table-cell office:value-type="float" office:value="262.504" calcext:value-type="float">
            <text:p>262.504</text:p>
          </table:table-cell>
          <table:table-cell office:value-type="float" office:value="639304000" calcext:value-type="float">
            <text:p>639304000</text:p>
          </table:table-cell>
          <table:table-cell table:number-columns-repeated="2"/>
          <table:table-cell office:value-type="float" office:value="444.909" calcext:value-type="float">
            <text:p>444.909</text:p>
          </table:table-cell>
          <table:table-cell office:value-type="float" office:value="639304000" calcext:value-type="float">
            <text:p>639304000</text:p>
          </table:table-cell>
        </table:table-row>
        <table:table-row table:style-name="ro1">
          <table:table-cell/>
          <table:table-cell table:style-name="Default" table:formula="of:=[.C8]+(0*([.C12]-[.C8])/4)" office:value-type="float" office:value="509.104" calcext:value-type="float">
            <text:p>509.104</text:p>
          </table:table-cell>
          <table:table-cell office:value-type="float" office:value="509.104" calcext:value-type="float">
            <text:p>509.104</text:p>
          </table:table-cell>
          <table:table-cell office:value-type="float" office:value="638796000" calcext:value-type="float">
            <text:p>638796000</text:p>
          </table:table-cell>
          <table:table-cell table:number-columns-repeated="2"/>
          <table:table-cell office:value-type="float" office:value="509.104" calcext:value-type="float">
            <text:p>509.104</text:p>
          </table:table-cell>
          <table:table-cell office:value-type="float" office:value="638796000" calcext:value-type="float">
            <text:p>638796000</text:p>
          </table:table-cell>
        </table:table-row>
        <table:table-row table:style-name="ro1">
          <table:table-cell/>
          <table:table-cell table:formula="of:=[.C8]+(1*([.C12]-[.C8])/4)" office:value-type="float" office:value="572.564" calcext:value-type="float">
            <text:p>572.564</text:p>
          </table:table-cell>
          <table:table-cell office:value-type="float" office:value="511.588" calcext:value-type="float">
            <text:p>511.588</text:p>
          </table:table-cell>
          <table:table-cell office:value-type="float" office:value="639576000" calcext:value-type="float">
            <text:p>639576000</text:p>
          </table:table-cell>
          <table:table-cell table:number-columns-repeated="2"/>
          <table:table-cell office:value-type="float" office:value="572.564" calcext:value-type="float">
            <text:p>572.564</text:p>
          </table:table-cell>
          <table:table-cell office:value-type="float" office:value="639576000" calcext:value-type="float">
            <text:p>639576000</text:p>
          </table:table-cell>
        </table:table-row>
        <table:table-row table:style-name="ro1">
          <table:table-cell/>
          <table:table-cell table:formula="of:=[.C8]+(2*([.C12]-[.C8])/4)" office:value-type="float" office:value="636.024" calcext:value-type="float">
            <text:p>636.024</text:p>
          </table:table-cell>
          <table:table-cell office:value-type="float" office:value="515.176" calcext:value-type="float">
            <text:p>515.176</text:p>
          </table:table-cell>
          <table:table-cell office:value-type="float" office:value="639220000" calcext:value-type="float">
            <text:p>639220000</text:p>
          </table:table-cell>
          <table:table-cell table:number-columns-repeated="2"/>
          <table:table-cell office:value-type="float" office:value="636.024" calcext:value-type="float">
            <text:p>636.024</text:p>
          </table:table-cell>
          <table:table-cell office:value-type="float" office:value="639220000" calcext:value-type="float">
            <text:p>639220000</text:p>
          </table:table-cell>
        </table:table-row>
        <table:table-row table:style-name="ro1">
          <table:table-cell/>
          <table:table-cell table:formula="of:=[.C8]+(3*([.C12]-[.C8])/4)" office:value-type="float" office:value="699.484" calcext:value-type="float">
            <text:p>699.484</text:p>
          </table:table-cell>
          <table:table-cell office:value-type="float" office:value="525.272" calcext:value-type="float">
            <text:p>525.272</text:p>
          </table:table-cell>
          <table:table-cell office:value-type="float" office:value="639021000" calcext:value-type="float">
            <text:p>639021000</text:p>
          </table:table-cell>
          <table:table-cell table:number-columns-repeated="2"/>
          <table:table-cell office:value-type="float" office:value="699.484" calcext:value-type="float">
            <text:p>699.484</text:p>
          </table:table-cell>
          <table:table-cell office:value-type="float" office:value="639021000" calcext:value-type="float">
            <text:p>639021000</text:p>
          </table:table-cell>
        </table:table-row>
        <table:table-row table:style-name="ro1">
          <table:table-cell/>
          <table:table-cell table:style-name="Default" table:formula="of:=[.C12]+(0*([.C16]-[.C12])/4)" office:value-type="float" office:value="762.944" calcext:value-type="float">
            <text:p>762.944</text:p>
          </table:table-cell>
          <table:table-cell office:value-type="float" office:value="762.944" calcext:value-type="float">
            <text:p>762.944</text:p>
          </table:table-cell>
          <table:table-cell office:value-type="float" office:value="639375000" calcext:value-type="float">
            <text:p>639375000</text:p>
          </table:table-cell>
          <table:table-cell table:number-columns-repeated="2"/>
          <table:table-cell office:value-type="float" office:value="762.944" calcext:value-type="float">
            <text:p>762.944</text:p>
          </table:table-cell>
          <table:table-cell office:value-type="float" office:value="639375000" calcext:value-type="float">
            <text:p>639375000</text:p>
          </table:table-cell>
        </table:table-row>
        <table:table-row table:style-name="ro1">
          <table:table-cell/>
          <table:table-cell table:formula="of:=[.C12]+(1*([.C16]-[.C12])/4)" office:value-type="float" office:value="826.9355" calcext:value-type="float">
            <text:p>826.9355</text:p>
          </table:table-cell>
          <table:table-cell office:value-type="float" office:value="763.316" calcext:value-type="float">
            <text:p>763.316</text:p>
          </table:table-cell>
          <table:table-cell office:value-type="float" office:value="639689000" calcext:value-type="float">
            <text:p>639689000</text:p>
          </table:table-cell>
          <table:table-cell table:number-columns-repeated="2"/>
          <table:table-cell office:value-type="float" office:value="826.9355" calcext:value-type="float">
            <text:p>826.9355</text:p>
          </table:table-cell>
          <table:table-cell office:value-type="float" office:value="639689000" calcext:value-type="float">
            <text:p>639689000</text:p>
          </table:table-cell>
        </table:table-row>
        <table:table-row table:style-name="ro1">
          <table:table-cell/>
          <table:table-cell table:formula="of:=[.C12]+(2*([.C16]-[.C12])/4)" office:value-type="float" office:value="890.927" calcext:value-type="float">
            <text:p>890.927</text:p>
          </table:table-cell>
          <table:table-cell office:value-type="float" office:value="779.276" calcext:value-type="float">
            <text:p>779.276</text:p>
          </table:table-cell>
          <table:table-cell office:value-type="float" office:value="639519000" calcext:value-type="float">
            <text:p>639519000</text:p>
          </table:table-cell>
          <table:table-cell table:number-columns-repeated="2"/>
          <table:table-cell office:value-type="float" office:value="890.927" calcext:value-type="float">
            <text:p>890.927</text:p>
          </table:table-cell>
          <table:table-cell office:value-type="float" office:value="639519000" calcext:value-type="float">
            <text:p>639519000</text:p>
          </table:table-cell>
        </table:table-row>
        <table:table-row table:style-name="ro1">
          <table:table-cell/>
          <table:table-cell table:formula="of:=[.C12]+(3*([.C16]-[.C12])/4)" office:value-type="float" office:value="954.9185" calcext:value-type="float">
            <text:p>954.9185</text:p>
          </table:table-cell>
          <table:table-cell office:value-type="float" office:value="786.108" calcext:value-type="float">
            <text:p>786.108</text:p>
          </table:table-cell>
          <table:table-cell office:value-type="float" office:value="639471000" calcext:value-type="float">
            <text:p>639471000</text:p>
          </table:table-cell>
          <table:table-cell table:number-columns-repeated="2"/>
          <table:table-cell office:value-type="float" office:value="954.9185" calcext:value-type="float">
            <text:p>954.9185</text:p>
          </table:table-cell>
          <table:table-cell office:value-type="float" office:value="639471000" calcext:value-type="float">
            <text:p>639471000</text:p>
          </table:table-cell>
        </table:table-row>
        <table:table-row table:style-name="ro1">
          <table:table-cell/>
          <table:table-cell table:style-name="Default" table:formula="of:=[.C16]+(0*([.C20]-[.C16])/4)" office:value-type="float" office:value="1018.91" calcext:value-type="float">
            <text:p>1018.91</text:p>
          </table:table-cell>
          <table:table-cell office:value-type="float" office:value="1018.91" calcext:value-type="float">
            <text:p>1018.91</text:p>
          </table:table-cell>
          <table:table-cell office:value-type="float" office:value="639450000" calcext:value-type="float">
            <text:p>639450000</text:p>
          </table:table-cell>
          <table:table-cell table:number-columns-repeated="2"/>
          <table:table-cell office:value-type="float" office:value="1018.91" calcext:value-type="float">
            <text:p>1018.91</text:p>
          </table:table-cell>
          <table:table-cell office:value-type="float" office:value="639450000" calcext:value-type="float">
            <text:p>639450000</text:p>
          </table:table-cell>
        </table:table-row>
        <table:table-row table:style-name="ro1">
          <table:table-cell/>
          <table:table-cell table:formula="of:=[.C16]+(1*([.C20]-[.C16])/4)" office:value-type="float" office:value="1081.985" calcext:value-type="float">
            <text:p>1081.985</text:p>
          </table:table-cell>
          <table:table-cell office:value-type="float" office:value="1021.26" calcext:value-type="float">
            <text:p>1021.26</text:p>
          </table:table-cell>
          <table:table-cell office:value-type="float" office:value="638972000" calcext:value-type="float">
            <text:p>638972000</text:p>
          </table:table-cell>
          <table:table-cell table:number-columns-repeated="2"/>
          <table:table-cell office:value-type="float" office:value="1081.985" calcext:value-type="float">
            <text:p>1081.985</text:p>
          </table:table-cell>
          <table:table-cell office:value-type="float" office:value="638972000" calcext:value-type="float">
            <text:p>638972000</text:p>
          </table:table-cell>
        </table:table-row>
        <table:table-row table:style-name="ro1">
          <table:table-cell/>
          <table:table-cell table:formula="of:=[.C16]+(2*([.C20]-[.C16])/4)" office:value-type="float" office:value="1145.06" calcext:value-type="float">
            <text:p>1145.06</text:p>
          </table:table-cell>
          <table:table-cell office:value-type="float" office:value="1035.94" calcext:value-type="float">
            <text:p>1035.94</text:p>
          </table:table-cell>
          <table:table-cell office:value-type="float" office:value="639327000" calcext:value-type="float">
            <text:p>639327000</text:p>
          </table:table-cell>
          <table:table-cell table:number-columns-repeated="2"/>
          <table:table-cell office:value-type="float" office:value="1145.06" calcext:value-type="float">
            <text:p>1145.06</text:p>
          </table:table-cell>
          <table:table-cell office:value-type="float" office:value="639327000" calcext:value-type="float">
            <text:p>639327000</text:p>
          </table:table-cell>
        </table:table-row>
        <table:table-row table:style-name="ro1">
          <table:table-cell/>
          <table:table-cell table:formula="of:=[.C16]+(3*([.C20]-[.C16])/4)" office:value-type="float" office:value="1208.135" calcext:value-type="float">
            <text:p>1208.135</text:p>
          </table:table-cell>
          <table:table-cell office:value-type="float" office:value="1044.93" calcext:value-type="float">
            <text:p>1044.93</text:p>
          </table:table-cell>
          <table:table-cell office:value-type="float" office:value="639661000" calcext:value-type="float">
            <text:p>639661000</text:p>
          </table:table-cell>
          <table:table-cell table:number-columns-repeated="2"/>
          <table:table-cell office:value-type="float" office:value="1208.135" calcext:value-type="float">
            <text:p>1208.135</text:p>
          </table:table-cell>
          <table:table-cell office:value-type="float" office:value="639661000" calcext:value-type="float">
            <text:p>639661000</text:p>
          </table:table-cell>
        </table:table-row>
        <table:table-row table:style-name="ro1">
          <table:table-cell/>
          <table:table-cell table:style-name="Default" table:formula="of:=[.C20]+(0*([.C24]-[.C20])/4)" office:value-type="float" office:value="1271.21" calcext:value-type="float">
            <text:p>1271.21</text:p>
          </table:table-cell>
          <table:table-cell office:value-type="float" office:value="1271.21" calcext:value-type="float">
            <text:p>1271.21</text:p>
          </table:table-cell>
          <table:table-cell office:value-type="float" office:value="639301000" calcext:value-type="float">
            <text:p>639301000</text:p>
          </table:table-cell>
          <table:table-cell table:number-columns-repeated="2"/>
          <table:table-cell office:value-type="float" office:value="1271.21" calcext:value-type="float">
            <text:p>1271.21</text:p>
          </table:table-cell>
          <table:table-cell office:value-type="float" office:value="639301000" calcext:value-type="float">
            <text:p>639301000</text:p>
          </table:table-cell>
        </table:table-row>
        <table:table-row table:style-name="ro1">
          <table:table-cell/>
          <table:table-cell table:formula="of:=[.C20]+(1*([.C24]-[.C20])/4)" office:value-type="float" office:value="1399.1575" calcext:value-type="float">
            <text:p>1399.1575</text:p>
          </table:table-cell>
          <table:table-cell office:value-type="float" office:value="1275.64" calcext:value-type="float">
            <text:p>1275.64</text:p>
          </table:table-cell>
          <table:table-cell office:value-type="float" office:value="639247000" calcext:value-type="float">
            <text:p>639247000</text:p>
          </table:table-cell>
          <table:table-cell table:number-columns-repeated="2"/>
          <table:table-cell office:value-type="float" office:value="1399.1575" calcext:value-type="float">
            <text:p>1399.1575</text:p>
          </table:table-cell>
          <table:table-cell office:value-type="float" office:value="639247000" calcext:value-type="float">
            <text:p>639247000</text:p>
          </table:table-cell>
        </table:table-row>
        <table:table-row table:style-name="ro1">
          <table:table-cell/>
          <table:table-cell table:formula="of:=[.C20]+(2*([.C24]-[.C20])/4)" office:value-type="float" office:value="1527.105" calcext:value-type="float">
            <text:p>1527.105</text:p>
          </table:table-cell>
          <table:table-cell office:value-type="float" office:value="1279.61" calcext:value-type="float">
            <text:p>1279.61</text:p>
          </table:table-cell>
          <table:table-cell office:value-type="float" office:value="639619000" calcext:value-type="float">
            <text:p>639619000</text:p>
          </table:table-cell>
          <table:table-cell table:number-columns-repeated="2"/>
          <table:table-cell office:value-type="float" office:value="1527.105" calcext:value-type="float">
            <text:p>1527.105</text:p>
          </table:table-cell>
          <table:table-cell office:value-type="float" office:value="639619000" calcext:value-type="float">
            <text:p>639619000</text:p>
          </table:table-cell>
        </table:table-row>
        <table:table-row table:style-name="ro1">
          <table:table-cell/>
          <table:table-cell table:formula="of:=[.C20]+(3*([.C24]-[.C20])/4)" office:value-type="float" office:value="1655.0525" calcext:value-type="float">
            <text:p>1655.0525</text:p>
          </table:table-cell>
          <table:table-cell office:value-type="float" office:value="1281.6" calcext:value-type="float">
            <text:p>1281.6</text:p>
          </table:table-cell>
          <table:table-cell office:value-type="float" office:value="639454000" calcext:value-type="float">
            <text:p>639454000</text:p>
          </table:table-cell>
          <table:table-cell table:number-columns-repeated="2"/>
          <table:table-cell office:value-type="float" office:value="1655.0525" calcext:value-type="float">
            <text:p>1655.0525</text:p>
          </table:table-cell>
          <table:table-cell office:value-type="float" office:value="639454000" calcext:value-type="float">
            <text:p>639454000</text:p>
          </table:table-cell>
        </table:table-row>
        <table:table-row table:style-name="ro1">
          <table:table-cell/>
          <table:table-cell table:style-name="Default" table:formula="of:=[.C24]+(0*([.C28]-[.C24])/4)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1783" calcext:value-type="float">
            <text:p>1783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24]+(1*([.C28]-[.C24])/4)" office:value-type="float" office:value="1846.9525" calcext:value-type="float">
            <text:p>1846.9525</text:p>
          </table:table-cell>
          <table:table-cell office:value-type="float" office:value="1787.08" calcext:value-type="float">
            <text:p>1787.08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1846.9525" calcext:value-type="float">
            <text:p>1846.952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24]+(2*([.C28]-[.C24])/4)" office:value-type="float" office:value="1910.905" calcext:value-type="float">
            <text:p>1910.905</text:p>
          </table:table-cell>
          <table:table-cell office:value-type="float" office:value="1789.57" calcext:value-type="float">
            <text:p>1789.57</text:p>
          </table:table-cell>
          <table:table-cell office:value-type="float" office:value="639998000" calcext:value-type="float">
            <text:p>639998000</text:p>
          </table:table-cell>
          <table:table-cell table:number-columns-repeated="2"/>
          <table:table-cell office:value-type="float" office:value="1910.905" calcext:value-type="float">
            <text:p>1910.905</text:p>
          </table:table-cell>
          <table:table-cell office:value-type="float" office:value="639998000" calcext:value-type="float">
            <text:p>639998000</text:p>
          </table:table-cell>
        </table:table-row>
        <table:table-row table:style-name="ro1">
          <table:table-cell/>
          <table:table-cell table:formula="of:=[.C24]+(3*([.C28]-[.C24])/4)" office:value-type="float" office:value="1974.8575" calcext:value-type="float">
            <text:p>1974.8575</text:p>
          </table:table-cell>
          <table:table-cell office:value-type="float" office:value="1792.4" calcext:value-type="float">
            <text:p>1792.4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1974.8575" calcext:value-type="float">
            <text:p>1974.857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style-name="Default" table:formula="of:=[.C28]+(0*([.C32]-[.C28])/4)" office:value-type="float" office:value="2038.81" calcext:value-type="float">
            <text:p>2038.81</text:p>
          </table:table-cell>
          <table:table-cell office:value-type="float" office:value="2038.81" calcext:value-type="float">
            <text:p>2038.81</text:p>
          </table:table-cell>
          <table:table-cell office:value-type="float" office:value="639995000" calcext:value-type="float">
            <text:p>639995000</text:p>
          </table:table-cell>
          <table:table-cell table:number-columns-repeated="2"/>
          <table:table-cell office:value-type="float" office:value="2038.81" calcext:value-type="float">
            <text:p>2038.81</text:p>
          </table:table-cell>
          <table:table-cell office:value-type="float" office:value="639995000" calcext:value-type="float">
            <text:p>639995000</text:p>
          </table:table-cell>
        </table:table-row>
        <table:table-row table:style-name="ro1">
          <table:table-cell/>
          <table:table-cell table:formula="of:=[.C28]+(1*([.C32]-[.C28])/4)" office:value-type="float" office:value="2102.4925" calcext:value-type="float">
            <text:p>2102.4925</text:p>
          </table:table-cell>
          <table:table-cell office:value-type="float" office:value="2051.5" calcext:value-type="float">
            <text:p>2051.5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102.4925" calcext:value-type="float">
            <text:p>2102.492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28]+(2*([.C32]-[.C28])/4)" office:value-type="float" office:value="2166.175" calcext:value-type="float">
            <text:p>2166.175</text:p>
          </table:table-cell>
          <table:table-cell office:value-type="float" office:value="2053.91" calcext:value-type="float">
            <text:p>2053.91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166.175" calcext:value-type="float">
            <text:p>2166.17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28]+(3*([.C32]-[.C28])/4)" office:value-type="float" office:value="2229.8575" calcext:value-type="float">
            <text:p>2229.8575</text:p>
          </table:table-cell>
          <table:table-cell office:value-type="float" office:value="2057.68" calcext:value-type="float">
            <text:p>2057.68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229.8575" calcext:value-type="float">
            <text:p>2229.857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style-name="Default" table:formula="of:=[.C32]+(0*([.C36]-[.C32])/4)" office:value-type="float" office:value="2293.54" calcext:value-type="float">
            <text:p>2293.54</text:p>
          </table:table-cell>
          <table:table-cell office:value-type="float" office:value="2293.54" calcext:value-type="float">
            <text:p>2293.54</text:p>
          </table:table-cell>
          <table:table-cell office:value-type="float" office:value="639999000" calcext:value-type="float">
            <text:p>639999000</text:p>
          </table:table-cell>
          <table:table-cell table:number-columns-repeated="2"/>
          <table:table-cell office:value-type="float" office:value="2293.54" calcext:value-type="float">
            <text:p>2293.54</text:p>
          </table:table-cell>
          <table:table-cell office:value-type="float" office:value="639999000" calcext:value-type="float">
            <text:p>639999000</text:p>
          </table:table-cell>
        </table:table-row>
        <table:table-row table:style-name="ro1">
          <table:table-cell/>
          <table:table-cell table:formula="of:=[.C32]+(1*([.C36]-[.C32])/4)" office:value-type="float" office:value="2357.05" calcext:value-type="float">
            <text:p>2357.05</text:p>
          </table:table-cell>
          <table:table-cell office:value-type="float" office:value="2312.98" calcext:value-type="float">
            <text:p>2312.98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357.05" calcext:value-type="float">
            <text:p>2357.0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32]+(2*([.C36]-[.C32])/4)" office:value-type="float" office:value="2420.56" calcext:value-type="float">
            <text:p>2420.56</text:p>
          </table:table-cell>
          <table:table-cell office:value-type="float" office:value="2314.4" calcext:value-type="float">
            <text:p>2314.4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420.56" calcext:value-type="float">
            <text:p>2420.56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32]+(3*([.C36]-[.C32])/4)" office:value-type="float" office:value="2484.07" calcext:value-type="float">
            <text:p>2484.07</text:p>
          </table:table-cell>
          <table:table-cell office:value-type="float" office:value="2324.94" calcext:value-type="float">
            <text:p>2324.94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484.07" calcext:value-type="float">
            <text:p>2484.07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style-name="Default" table:formula="of:=[.C36]+(0*([.C40]-[.C36])/4)" office:value-type="float" office:value="2547.58" calcext:value-type="float">
            <text:p>2547.58</text:p>
          </table:table-cell>
          <table:table-cell office:value-type="float" office:value="2547.58" calcext:value-type="float">
            <text:p>2547.58</text:p>
          </table:table-cell>
          <table:table-cell office:value-type="float" office:value="640000000" calcext:value-type="float">
            <text:p>640000000</text:p>
          </table:table-cell>
          <table:table-cell table:number-columns-repeated="2"/>
          <table:table-cell office:value-type="float" office:value="2547.58" calcext:value-type="float">
            <text:p>2547.58</text:p>
          </table:table-cell>
          <table:table-cell office:value-type="float" office:value="640000000" calcext:value-type="float">
            <text:p>640000000</text:p>
          </table:table-cell>
        </table:table-row>
        <table:table-row table:style-name="ro1">
          <table:table-cell/>
          <table:table-cell table:formula="of:=[.C36]+(1*([.C40]-[.C36])/4)" office:value-type="float" office:value="2611.66" calcext:value-type="float">
            <text:p>2611.66</text:p>
          </table:table-cell>
          <table:table-cell office:value-type="float" office:value="2576.2" calcext:value-type="float">
            <text:p>2576.2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611.66" calcext:value-type="float">
            <text:p>2611.66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36]+(2*([.C40]-[.C36])/4)" office:value-type="float" office:value="2675.74" calcext:value-type="float">
            <text:p>2675.74</text:p>
          </table:table-cell>
          <table:table-cell office:value-type="float" office:value="2576.77" calcext:value-type="float">
            <text:p>2576.77</text:p>
          </table:table-cell>
          <table:table-cell office:value-type="float" office:value="640001000" calcext:value-type="float">
            <text:p>640001000</text:p>
          </table:table-cell>
          <table:table-cell table:number-columns-repeated="2"/>
          <table:table-cell office:value-type="float" office:value="2675.74" calcext:value-type="float">
            <text:p>2675.74</text:p>
          </table:table-cell>
          <table:table-cell office:value-type="float" office:value="640001000" calcext:value-type="float">
            <text:p>640001000</text:p>
          </table:table-cell>
        </table:table-row>
        <table:table-row table:style-name="ro1">
          <table:table-cell/>
          <table:table-cell table:formula="of:=[.C36]+(3*([.C40]-[.C36])/4)" office:value-type="float" office:value="2739.82" calcext:value-type="float">
            <text:p>2739.82</text:p>
          </table:table-cell>
          <table:table-cell office:value-type="float" office:value="2591.96" calcext:value-type="float">
            <text:p>2591.96</text:p>
          </table:table-cell>
          <table:table-cell office:value-type="float" office:value="640000000" calcext:value-type="float">
            <text:p>640000000</text:p>
          </table:table-cell>
          <table:table-cell table:number-columns-repeated="2"/>
          <table:table-cell office:value-type="float" office:value="2739.82" calcext:value-type="float">
            <text:p>2739.82</text:p>
          </table:table-cell>
          <table:table-cell office:value-type="float" office:value="640000000" calcext:value-type="float">
            <text:p>640000000</text:p>
          </table:table-cell>
        </table:table-row>
        <table:table-row table:style-name="ro1">
          <table:table-cell/>
          <table:table-cell table:style-name="Default" table:formula="of:=[.C40]+(0*([.C44]-[.C40])/4)" office:value-type="float" office:value="2803.9" calcext:value-type="float">
            <text:p>2803.9</text:p>
          </table:table-cell>
          <table:table-cell office:value-type="float" office:value="2803.9" calcext:value-type="float">
            <text:p>2803.9</text:p>
          </table:table-cell>
          <table:table-cell office:value-type="float" office:value="640001000" calcext:value-type="float">
            <text:p>640001000</text:p>
          </table:table-cell>
          <table:table-cell table:number-columns-repeated="2"/>
          <table:table-cell office:value-type="float" office:value="2803.9" calcext:value-type="float">
            <text:p>2803.9</text:p>
          </table:table-cell>
          <table:table-cell office:value-type="float" office:value="640001000" calcext:value-type="float">
            <text:p>640001000</text:p>
          </table:table-cell>
        </table:table-row>
        <table:table-row table:style-name="ro1">
          <table:table-cell/>
          <table:table-cell table:formula="of:=[.C40]+(1*([.C44]-[.C40])/4)" office:value-type="float" office:value="2887.5875" calcext:value-type="float">
            <text:p>2887.5875</text:p>
          </table:table-cell>
          <table:table-cell office:value-type="float" office:value="2821.27" calcext:value-type="float">
            <text:p>2821.27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2887.5875" calcext:value-type="float">
            <text:p>2887.587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formula="of:=[.C40]+(2*([.C44]-[.C40])/4)" office:value-type="float" office:value="2971.275" calcext:value-type="float">
            <text:p>2971.275</text:p>
          </table:table-cell>
          <table:table-cell office:value-type="float" office:value="2824.8" calcext:value-type="float">
            <text:p>2824.8</text:p>
          </table:table-cell>
          <table:table-cell office:value-type="float" office:value="640001000" calcext:value-type="float">
            <text:p>640001000</text:p>
          </table:table-cell>
          <table:table-cell table:number-columns-repeated="2"/>
          <table:table-cell office:value-type="float" office:value="2971.275" calcext:value-type="float">
            <text:p>2971.275</text:p>
          </table:table-cell>
          <table:table-cell office:value-type="float" office:value="640001000" calcext:value-type="float">
            <text:p>640001000</text:p>
          </table:table-cell>
        </table:table-row>
        <table:table-row table:style-name="ro1">
          <table:table-cell/>
          <table:table-cell table:formula="of:=[.C40]+(3*([.C44]-[.C40])/4)" office:value-type="float" office:value="3054.9625" calcext:value-type="float">
            <text:p>3054.9625</text:p>
          </table:table-cell>
          <table:table-cell office:value-type="float" office:value="2827.79" calcext:value-type="float">
            <text:p>2827.79</text:p>
          </table:table-cell>
          <table:table-cell office:value-type="float" office:value="640002000" calcext:value-type="float">
            <text:p>640002000</text:p>
          </table:table-cell>
          <table:table-cell table:number-columns-repeated="2"/>
          <table:table-cell office:value-type="float" office:value="3054.9625" calcext:value-type="float">
            <text:p>3054.9625</text:p>
          </table:table-cell>
          <table:table-cell office:value-type="float" office:value="640002000" calcext:value-type="float">
            <text:p>640002000</text:p>
          </table:table-cell>
        </table:table-row>
        <table:table-row table:style-name="ro1">
          <table:table-cell/>
          <table:table-cell table:style-name="Default" table:formula="of:=[.C44]+(0*([.C48]-[.C44])/4)" office:value-type="float" office:value="3138.65" calcext:value-type="float">
            <text:p>3138.65</text:p>
          </table:table-cell>
          <table:table-cell office:value-type="float" office:value="3138.65" calcext:value-type="float">
            <text:p>3138.65</text:p>
          </table:table-cell>
          <table:table-cell office:value-type="float" office:value="641270000" calcext:value-type="float">
            <text:p>641270000</text:p>
          </table:table-cell>
          <table:table-cell table:number-columns-repeated="2"/>
          <table:table-cell office:value-type="float" office:value="3138.65" calcext:value-type="float">
            <text:p>3138.65</text:p>
          </table:table-cell>
          <table:table-cell office:value-type="float" office:value="641270000" calcext:value-type="float">
            <text:p>641270000</text:p>
          </table:table-cell>
        </table:table-row>
        <table:table-row table:style-name="ro1">
          <table:table-cell/>
          <table:table-cell table:formula="of:=[.C44]+(1*([.C48]-[.C44])/4)" office:value-type="float" office:value="3205.35" calcext:value-type="float">
            <text:p>3205.35</text:p>
          </table:table-cell>
          <table:table-cell office:value-type="float" office:value="3141.18" calcext:value-type="float">
            <text:p>3141.18</text:p>
          </table:table-cell>
          <table:table-cell office:value-type="float" office:value="641496000" calcext:value-type="float">
            <text:p>641496000</text:p>
          </table:table-cell>
          <table:table-cell table:number-columns-repeated="2"/>
          <table:table-cell office:value-type="float" office:value="3205.35" calcext:value-type="float">
            <text:p>3205.35</text:p>
          </table:table-cell>
          <table:table-cell office:value-type="float" office:value="641496000" calcext:value-type="float">
            <text:p>641496000</text:p>
          </table:table-cell>
        </table:table-row>
        <table:table-row table:style-name="ro1">
          <table:table-cell/>
          <table:table-cell table:formula="of:=[.C44]+(2*([.C48]-[.C44])/4)" office:value-type="float" office:value="3272.05" calcext:value-type="float">
            <text:p>3272.05</text:p>
          </table:table-cell>
          <table:table-cell office:value-type="float" office:value="3143.12" calcext:value-type="float">
            <text:p>3143.12</text:p>
          </table:table-cell>
          <table:table-cell office:value-type="float" office:value="641657000" calcext:value-type="float">
            <text:p>641657000</text:p>
          </table:table-cell>
          <table:table-cell table:number-columns-repeated="2"/>
          <table:table-cell office:value-type="float" office:value="3272.05" calcext:value-type="float">
            <text:p>3272.05</text:p>
          </table:table-cell>
          <table:table-cell office:value-type="float" office:value="641657000" calcext:value-type="float">
            <text:p>641657000</text:p>
          </table:table-cell>
        </table:table-row>
        <table:table-row table:style-name="ro1">
          <table:table-cell/>
          <table:table-cell table:formula="of:=[.C44]+(3*([.C48]-[.C44])/4)" office:value-type="float" office:value="3338.75" calcext:value-type="float">
            <text:p>3338.75</text:p>
          </table:table-cell>
          <table:table-cell office:value-type="float" office:value="3156.59" calcext:value-type="float">
            <text:p>3156.59</text:p>
          </table:table-cell>
          <table:table-cell office:value-type="float" office:value="641585000" calcext:value-type="float">
            <text:p>641585000</text:p>
          </table:table-cell>
          <table:table-cell table:number-columns-repeated="2"/>
          <table:table-cell office:value-type="float" office:value="3338.75" calcext:value-type="float">
            <text:p>3338.75</text:p>
          </table:table-cell>
          <table:table-cell office:value-type="float" office:value="641585000" calcext:value-type="float">
            <text:p>641585000</text:p>
          </table:table-cell>
        </table:table-row>
        <table:table-row table:style-name="ro1">
          <table:table-cell/>
          <table:table-cell table:style-name="Default" table:formula="of:=[.C48]+(0*([.C52]-[.C48])/4)" office:value-type="float" office:value="3405.45" calcext:value-type="float">
            <text:p>3405.45</text:p>
          </table:table-cell>
          <table:table-cell office:value-type="float" office:value="3405.45" calcext:value-type="float">
            <text:p>3405.45</text:p>
          </table:table-cell>
          <table:table-cell office:value-type="float" office:value="641771000" calcext:value-type="float">
            <text:p>641771000</text:p>
          </table:table-cell>
          <table:table-cell table:number-columns-repeated="2"/>
          <table:table-cell office:value-type="float" office:value="3405.45" calcext:value-type="float">
            <text:p>3405.45</text:p>
          </table:table-cell>
          <table:table-cell office:value-type="float" office:value="641771000" calcext:value-type="float">
            <text:p>641771000</text:p>
          </table:table-cell>
        </table:table-row>
        <table:table-row table:style-name="ro1">
          <table:table-cell/>
          <table:table-cell table:formula="of:=[.C48]+(1*([.C52]-[.C48])/4)" office:value-type="float" office:value="3473.4125" calcext:value-type="float">
            <text:p>3473.4125</text:p>
          </table:table-cell>
          <table:table-cell office:value-type="float" office:value="3410.71" calcext:value-type="float">
            <text:p>3410.71</text:p>
          </table:table-cell>
          <table:table-cell office:value-type="float" office:value="641588000" calcext:value-type="float">
            <text:p>641588000</text:p>
          </table:table-cell>
          <table:table-cell table:number-columns-repeated="2"/>
          <table:table-cell office:value-type="float" office:value="3473.4125" calcext:value-type="float">
            <text:p>3473.4125</text:p>
          </table:table-cell>
          <table:table-cell office:value-type="float" office:value="641588000" calcext:value-type="float">
            <text:p>641588000</text:p>
          </table:table-cell>
        </table:table-row>
        <table:table-row table:style-name="ro1">
          <table:table-cell/>
          <table:table-cell table:formula="of:=[.C48]+(2*([.C52]-[.C48])/4)" office:value-type="float" office:value="3541.375" calcext:value-type="float">
            <text:p>3541.375</text:p>
          </table:table-cell>
          <table:table-cell office:value-type="float" office:value="3416.06" calcext:value-type="float">
            <text:p>3416.06</text:p>
          </table:table-cell>
          <table:table-cell office:value-type="float" office:value="641582000" calcext:value-type="float">
            <text:p>641582000</text:p>
          </table:table-cell>
          <table:table-cell table:number-columns-repeated="2"/>
          <table:table-cell office:value-type="float" office:value="3541.375" calcext:value-type="float">
            <text:p>3541.375</text:p>
          </table:table-cell>
          <table:table-cell office:value-type="float" office:value="641582000" calcext:value-type="float">
            <text:p>641582000</text:p>
          </table:table-cell>
        </table:table-row>
        <table:table-row table:style-name="ro1">
          <table:table-cell/>
          <table:table-cell table:formula="of:=[.C48]+(3*([.C52]-[.C48])/4)" office:value-type="float" office:value="3609.3375" calcext:value-type="float">
            <text:p>3609.3375</text:p>
          </table:table-cell>
          <table:table-cell office:value-type="float" office:value="3438.24" calcext:value-type="float">
            <text:p>3438.24</text:p>
          </table:table-cell>
          <table:table-cell office:value-type="float" office:value="641387000" calcext:value-type="float">
            <text:p>641387000</text:p>
          </table:table-cell>
          <table:table-cell table:number-columns-repeated="2"/>
          <table:table-cell office:value-type="float" office:value="3609.3375" calcext:value-type="float">
            <text:p>3609.3375</text:p>
          </table:table-cell>
          <table:table-cell office:value-type="float" office:value="641387000" calcext:value-type="float">
            <text:p>641387000</text:p>
          </table:table-cell>
        </table:table-row>
        <table:table-row table:style-name="ro1">
          <table:table-cell/>
          <table:table-cell table:style-name="Default" table:formula="of:=[.C52]+(0*([.C56]-[.C52])/4)" office:value-type="float" office:value="3677.3" calcext:value-type="float">
            <text:p>3677.3</text:p>
          </table:table-cell>
          <table:table-cell office:value-type="float" office:value="3677.3" calcext:value-type="float">
            <text:p>3677.3</text:p>
          </table:table-cell>
          <table:table-cell office:value-type="float" office:value="641496000" calcext:value-type="float">
            <text:p>641496000</text:p>
          </table:table-cell>
          <table:table-cell table:number-columns-repeated="2"/>
          <table:table-cell office:value-type="float" office:value="3677.3" calcext:value-type="float">
            <text:p>3677.3</text:p>
          </table:table-cell>
          <table:table-cell office:value-type="float" office:value="641496000" calcext:value-type="float">
            <text:p>641496000</text:p>
          </table:table-cell>
        </table:table-row>
        <table:table-row table:style-name="ro1">
          <table:table-cell/>
          <table:table-cell table:formula="of:=[.C52]+(1*([.C56]-[.C52])/4)" office:value-type="float" office:value="3745.805" calcext:value-type="float">
            <text:p>3745.805</text:p>
          </table:table-cell>
          <table:table-cell office:value-type="float" office:value="3682.8" calcext:value-type="float">
            <text:p>3682.8</text:p>
          </table:table-cell>
          <table:table-cell office:value-type="float" office:value="641538000" calcext:value-type="float">
            <text:p>641538000</text:p>
          </table:table-cell>
          <table:table-cell table:number-columns-repeated="2"/>
          <table:table-cell office:value-type="float" office:value="3745.805" calcext:value-type="float">
            <text:p>3745.805</text:p>
          </table:table-cell>
          <table:table-cell office:value-type="float" office:value="641538000" calcext:value-type="float">
            <text:p>641538000</text:p>
          </table:table-cell>
        </table:table-row>
        <table:table-row table:style-name="ro1">
          <table:table-cell/>
          <table:table-cell table:formula="of:=[.C52]+(2*([.C56]-[.C52])/4)" office:value-type="float" office:value="3814.31" calcext:value-type="float">
            <text:p>3814.31</text:p>
          </table:table-cell>
          <table:table-cell office:value-type="float" office:value="3687.97" calcext:value-type="float">
            <text:p>3687.97</text:p>
          </table:table-cell>
          <table:table-cell office:value-type="float" office:value="641694000" calcext:value-type="float">
            <text:p>641694000</text:p>
          </table:table-cell>
          <table:table-cell table:number-columns-repeated="2"/>
          <table:table-cell office:value-type="float" office:value="3814.31" calcext:value-type="float">
            <text:p>3814.31</text:p>
          </table:table-cell>
          <table:table-cell office:value-type="float" office:value="641694000" calcext:value-type="float">
            <text:p>641694000</text:p>
          </table:table-cell>
        </table:table-row>
        <table:table-row table:style-name="ro1">
          <table:table-cell/>
          <table:table-cell table:formula="of:=[.C52]+(3*([.C56]-[.C52])/4)" office:value-type="float" office:value="3882.815" calcext:value-type="float">
            <text:p>3882.815</text:p>
          </table:table-cell>
          <table:table-cell office:value-type="float" office:value="3724.11" calcext:value-type="float">
            <text:p>3724.11</text:p>
          </table:table-cell>
          <table:table-cell office:value-type="float" office:value="641592000" calcext:value-type="float">
            <text:p>641592000</text:p>
          </table:table-cell>
          <table:table-cell table:number-columns-repeated="2"/>
          <table:table-cell office:value-type="float" office:value="3882.815" calcext:value-type="float">
            <text:p>3882.815</text:p>
          </table:table-cell>
          <table:table-cell office:value-type="float" office:value="641592000" calcext:value-type="float">
            <text:p>641592000</text:p>
          </table:table-cell>
        </table:table-row>
        <table:table-row table:style-name="ro1">
          <table:table-cell/>
          <table:table-cell table:style-name="Default" table:formula="of:=[.C56]+(0*([.C60]-[.C56])/4)" office:value-type="float" office:value="3951.32" calcext:value-type="float">
            <text:p>3951.32</text:p>
          </table:table-cell>
          <table:table-cell office:value-type="float" office:value="3951.32" calcext:value-type="float">
            <text:p>3951.32</text:p>
          </table:table-cell>
          <table:table-cell office:value-type="float" office:value="641658000" calcext:value-type="float">
            <text:p>641658000</text:p>
          </table:table-cell>
          <table:table-cell table:number-columns-repeated="2"/>
          <table:table-cell office:value-type="float" office:value="3951.32" calcext:value-type="float">
            <text:p>3951.32</text:p>
          </table:table-cell>
          <table:table-cell office:value-type="float" office:value="641658000" calcext:value-type="float">
            <text:p>641658000</text:p>
          </table:table-cell>
        </table:table-row>
        <table:table-row table:style-name="ro1">
          <table:table-cell/>
          <table:table-cell table:formula="of:=[.C56]+(1*([.C60]-[.C56])/4)" office:value-type="float" office:value="4019.8025" calcext:value-type="float">
            <text:p>4019.8025</text:p>
          </table:table-cell>
          <table:table-cell office:value-type="float" office:value="3954.92" calcext:value-type="float">
            <text:p>3954.92</text:p>
          </table:table-cell>
          <table:table-cell office:value-type="float" office:value="641504000" calcext:value-type="float">
            <text:p>641504000</text:p>
          </table:table-cell>
          <table:table-cell table:number-columns-repeated="2"/>
          <table:table-cell office:value-type="float" office:value="4019.8025" calcext:value-type="float">
            <text:p>4019.8025</text:p>
          </table:table-cell>
          <table:table-cell office:value-type="float" office:value="641504000" calcext:value-type="float">
            <text:p>641504000</text:p>
          </table:table-cell>
        </table:table-row>
        <table:table-row table:style-name="ro1">
          <table:table-cell/>
          <table:table-cell table:formula="of:=[.C56]+(2*([.C60]-[.C56])/4)" office:value-type="float" office:value="4088.285" calcext:value-type="float">
            <text:p>4088.285</text:p>
          </table:table-cell>
          <table:table-cell office:value-type="float" office:value="3961.5" calcext:value-type="float">
            <text:p>3961.5</text:p>
          </table:table-cell>
          <table:table-cell office:value-type="float" office:value="641660000" calcext:value-type="float">
            <text:p>641660000</text:p>
          </table:table-cell>
          <table:table-cell table:number-columns-repeated="2"/>
          <table:table-cell office:value-type="float" office:value="4088.285" calcext:value-type="float">
            <text:p>4088.285</text:p>
          </table:table-cell>
          <table:table-cell office:value-type="float" office:value="641660000" calcext:value-type="float">
            <text:p>641660000</text:p>
          </table:table-cell>
        </table:table-row>
        <table:table-row table:style-name="ro1">
          <table:table-cell/>
          <table:table-cell table:formula="of:=[.C56]+(3*([.C60]-[.C56])/4)" office:value-type="float" office:value="4156.7675" calcext:value-type="float">
            <text:p>4156.7675</text:p>
          </table:table-cell>
          <table:table-cell office:value-type="float" office:value="4009.49" calcext:value-type="float">
            <text:p>4009.49</text:p>
          </table:table-cell>
          <table:table-cell office:value-type="float" office:value="641466000" calcext:value-type="float">
            <text:p>641466000</text:p>
          </table:table-cell>
          <table:table-cell table:number-columns-repeated="2"/>
          <table:table-cell office:value-type="float" office:value="4156.7675" calcext:value-type="float">
            <text:p>4156.7675</text:p>
          </table:table-cell>
          <table:table-cell office:value-type="float" office:value="641466000" calcext:value-type="float">
            <text:p>641466000</text:p>
          </table:table-cell>
        </table:table-row>
        <table:table-row table:style-name="ro1">
          <table:table-cell/>
          <table:table-cell table:style-name="Default" table:formula="of:=[.C60]+(0*([.C64]-[.C60])/4)" office:value-type="float" office:value="4225.25" calcext:value-type="float">
            <text:p>4225.25</text:p>
          </table:table-cell>
          <table:table-cell office:value-type="float" office:value="4225.25" calcext:value-type="float">
            <text:p>4225.25</text:p>
          </table:table-cell>
          <table:table-cell office:value-type="float" office:value="641373000" calcext:value-type="float">
            <text:p>641373000</text:p>
          </table:table-cell>
          <table:table-cell table:number-columns-repeated="2"/>
          <table:table-cell office:value-type="float" office:value="4225.25" calcext:value-type="float">
            <text:p>4225.25</text:p>
          </table:table-cell>
          <table:table-cell office:value-type="float" office:value="641373000" calcext:value-type="float">
            <text:p>641373000</text:p>
          </table:table-cell>
        </table:table-row>
        <table:table-row table:style-name="ro1">
          <table:table-cell/>
          <table:table-cell table:formula="of:=[.C60]+(1*([.C64]-[.C60])/4)" office:value-type="float" office:value="4369.1425" calcext:value-type="float">
            <text:p>4369.1425</text:p>
          </table:table-cell>
          <table:table-cell office:value-type="float" office:value="4225.68" calcext:value-type="float">
            <text:p>4225.68</text:p>
          </table:table-cell>
          <table:table-cell office:value-type="float" office:value="641295000" calcext:value-type="float">
            <text:p>641295000</text:p>
          </table:table-cell>
          <table:table-cell table:number-columns-repeated="2"/>
          <table:table-cell office:value-type="float" office:value="4369.1425" calcext:value-type="float">
            <text:p>4369.1425</text:p>
          </table:table-cell>
          <table:table-cell office:value-type="float" office:value="641295000" calcext:value-type="float">
            <text:p>641295000</text:p>
          </table:table-cell>
        </table:table-row>
        <table:table-row table:style-name="ro1">
          <table:table-cell/>
          <table:table-cell table:formula="of:=[.C60]+(2*([.C64]-[.C60])/4)" office:value-type="float" office:value="4513.035" calcext:value-type="float">
            <text:p>4513.035</text:p>
          </table:table-cell>
          <table:table-cell office:value-type="float" office:value="4228.27" calcext:value-type="float">
            <text:p>4228.27</text:p>
          </table:table-cell>
          <table:table-cell office:value-type="float" office:value="641514000" calcext:value-type="float">
            <text:p>641514000</text:p>
          </table:table-cell>
          <table:table-cell table:number-columns-repeated="2"/>
          <table:table-cell office:value-type="float" office:value="4513.035" calcext:value-type="float">
            <text:p>4513.035</text:p>
          </table:table-cell>
          <table:table-cell office:value-type="float" office:value="641514000" calcext:value-type="float">
            <text:p>641514000</text:p>
          </table:table-cell>
        </table:table-row>
        <table:table-row table:style-name="ro1">
          <table:table-cell/>
          <table:table-cell table:formula="of:=[.C60]+(3*([.C64]-[.C60])/4)" office:value-type="float" office:value="4656.9275" calcext:value-type="float">
            <text:p>4656.9275</text:p>
          </table:table-cell>
          <table:table-cell office:value-type="float" office:value="4235.82" calcext:value-type="float">
            <text:p>4235.82</text:p>
          </table:table-cell>
          <table:table-cell office:value-type="float" office:value="641447000" calcext:value-type="float">
            <text:p>641447000</text:p>
          </table:table-cell>
          <table:table-cell table:number-columns-repeated="2"/>
          <table:table-cell office:value-type="float" office:value="4656.9275" calcext:value-type="float">
            <text:p>4656.9275</text:p>
          </table:table-cell>
          <table:table-cell office:value-type="float" office:value="641447000" calcext:value-type="float">
            <text:p>641447000</text:p>
          </table:table-cell>
        </table:table-row>
        <table:table-row table:style-name="ro1">
          <table:table-cell/>
          <table:table-cell table:style-name="Default" table:formula="of:=[.C64]+(0*([.C68]-[.C64])/4)" office:value-type="float" office:value="4800.82" calcext:value-type="float">
            <text:p>4800.82</text:p>
          </table:table-cell>
          <table:table-cell office:value-type="float" office:value="4800.82" calcext:value-type="float">
            <text:p>4800.82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4800.82" calcext:value-type="float">
            <text:p>4800.82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4]+(1*([.C68]-[.C64])/4)" office:value-type="float" office:value="4868.465" calcext:value-type="float">
            <text:p>4868.465</text:p>
          </table:table-cell>
          <table:table-cell office:value-type="float" office:value="4802.06" calcext:value-type="float">
            <text:p>4802.06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4868.465" calcext:value-type="float">
            <text:p>4868.46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4]+(2*([.C68]-[.C64])/4)" office:value-type="float" office:value="4936.11" calcext:value-type="float">
            <text:p>4936.11</text:p>
          </table:table-cell>
          <table:table-cell office:value-type="float" office:value="4804.06" calcext:value-type="float">
            <text:p>4804.06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4936.11" calcext:value-type="float">
            <text:p>4936.11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4]+(3*([.C68]-[.C64])/4)" office:value-type="float" office:value="5003.755" calcext:value-type="float">
            <text:p>5003.755</text:p>
          </table:table-cell>
          <table:table-cell office:value-type="float" office:value="4818.75" calcext:value-type="float">
            <text:p>4818.75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003.755" calcext:value-type="float">
            <text:p>5003.75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style-name="Default" table:formula="of:=[.C68]+(0*([.C72]-[.C68])/4)" office:value-type="float" office:value="5071.4" calcext:value-type="float">
            <text:p>5071.4</text:p>
          </table:table-cell>
          <table:table-cell office:value-type="float" office:value="5071.4" calcext:value-type="float">
            <text:p>5071.4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071.4" calcext:value-type="float">
            <text:p>5071.4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8]+(1*([.C72]-[.C68])/4)" office:value-type="float" office:value="5144.9225" calcext:value-type="float">
            <text:p>5144.9225</text:p>
          </table:table-cell>
          <table:table-cell office:value-type="float" office:value="5072.55" calcext:value-type="float">
            <text:p>5072.55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144.9225" calcext:value-type="float">
            <text:p>5144.922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8]+(2*([.C72]-[.C68])/4)" office:value-type="float" office:value="5218.445" calcext:value-type="float">
            <text:p>5218.445</text:p>
          </table:table-cell>
          <table:table-cell office:value-type="float" office:value="5072.58" calcext:value-type="float">
            <text:p>5072.58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218.445" calcext:value-type="float">
            <text:p>5218.44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68]+(3*([.C72]-[.C68])/4)" office:value-type="float" office:value="5291.9675" calcext:value-type="float">
            <text:p>5291.9675</text:p>
          </table:table-cell>
          <table:table-cell office:value-type="float" office:value="5099.04" calcext:value-type="float">
            <text:p>5099.04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291.9675" calcext:value-type="float">
            <text:p>5291.967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style-name="Default" table:formula="of:=[.C72]+(0*([.C76]-[.C72])/4)" office:value-type="float" office:value="5365.49" calcext:value-type="float">
            <text:p>5365.49</text:p>
          </table:table-cell>
          <table:table-cell office:value-type="float" office:value="5365.49" calcext:value-type="float">
            <text:p>5365.49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365.49" calcext:value-type="float">
            <text:p>5365.49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2]+(1*([.C76]-[.C72])/4)" office:value-type="float" office:value="5439.5325" calcext:value-type="float">
            <text:p>5439.5325</text:p>
          </table:table-cell>
          <table:table-cell office:value-type="float" office:value="5368.25" calcext:value-type="float">
            <text:p>5368.25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439.5325" calcext:value-type="float">
            <text:p>5439.532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2]+(2*([.C76]-[.C72])/4)" office:value-type="float" office:value="5513.575" calcext:value-type="float">
            <text:p>5513.575</text:p>
          </table:table-cell>
          <table:table-cell office:value-type="float" office:value="5370.27" calcext:value-type="float">
            <text:p>5370.27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513.575" calcext:value-type="float">
            <text:p>5513.57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2]+(3*([.C76]-[.C72])/4)" office:value-type="float" office:value="5587.6175" calcext:value-type="float">
            <text:p>5587.6175</text:p>
          </table:table-cell>
          <table:table-cell office:value-type="float" office:value="5406.83" calcext:value-type="float">
            <text:p>5406.83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587.6175" calcext:value-type="float">
            <text:p>5587.617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style-name="Default" table:formula="of:=[.C76]+(0*([.C80]-[.C76])/4)" office:value-type="float" office:value="5661.66" calcext:value-type="float">
            <text:p>5661.66</text:p>
          </table:table-cell>
          <table:table-cell office:value-type="float" office:value="5661.66" calcext:value-type="float">
            <text:p>5661.66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661.66" calcext:value-type="float">
            <text:p>5661.66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6]+(1*([.C80]-[.C76])/4)" office:value-type="float" office:value="5733.0575" calcext:value-type="float">
            <text:p>5733.0575</text:p>
          </table:table-cell>
          <table:table-cell office:value-type="float" office:value="5671.1" calcext:value-type="float">
            <text:p>5671.1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733.0575" calcext:value-type="float">
            <text:p>5733.057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6]+(2*([.C80]-[.C76])/4)" office:value-type="float" office:value="5804.455" calcext:value-type="float">
            <text:p>5804.455</text:p>
          </table:table-cell>
          <table:table-cell office:value-type="float" office:value="5674.96" calcext:value-type="float">
            <text:p>5674.96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804.455" calcext:value-type="float">
            <text:p>5804.45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76]+(3*([.C80]-[.C76])/4)" office:value-type="float" office:value="5875.8525" calcext:value-type="float">
            <text:p>5875.8525</text:p>
          </table:table-cell>
          <table:table-cell office:value-type="float" office:value="5712.08" calcext:value-type="float">
            <text:p>5712.08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875.8525" calcext:value-type="float">
            <text:p>5875.852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style-name="Default" table:formula="of:=[.C80]+(0*([.C84]-[.C80])/4)" office:value-type="float" office:value="5947.25" calcext:value-type="float">
            <text:p>5947.25</text:p>
          </table:table-cell>
          <table:table-cell office:value-type="float" office:value="5947.25" calcext:value-type="float">
            <text:p>5947.25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5947.25" calcext:value-type="float">
            <text:p>5947.2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80]+(1*([.C84]-[.C80])/4)" office:value-type="float" office:value="6027.6225" calcext:value-type="float">
            <text:p>6027.6225</text:p>
          </table:table-cell>
          <table:table-cell office:value-type="float" office:value="5957.2" calcext:value-type="float">
            <text:p>5957.2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6027.6225" calcext:value-type="float">
            <text:p>6027.622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80]+(2*([.C84]-[.C80])/4)" office:value-type="float" office:value="6107.995" calcext:value-type="float">
            <text:p>6107.995</text:p>
          </table:table-cell>
          <table:table-cell office:value-type="float" office:value="5959.04" calcext:value-type="float">
            <text:p>5959.04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6107.995" calcext:value-type="float">
            <text:p>6107.99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formula="of:=[.C80]+(3*([.C84]-[.C80])/4)" office:value-type="float" office:value="6188.3675" calcext:value-type="float">
            <text:p>6188.3675</text:p>
          </table:table-cell>
          <table:table-cell office:value-type="float" office:value="5963.44" calcext:value-type="float">
            <text:p>5963.44</text:p>
          </table:table-cell>
          <table:table-cell office:value-type="float" office:value="641870000" calcext:value-type="float">
            <text:p>641870000</text:p>
          </table:table-cell>
          <table:table-cell table:number-columns-repeated="2"/>
          <table:table-cell office:value-type="float" office:value="6188.3675" calcext:value-type="float">
            <text:p>6188.3675</text:p>
          </table:table-cell>
          <table:table-cell office:value-type="float" office:value="641870000" calcext:value-type="float">
            <text:p>641870000</text:p>
          </table:table-cell>
        </table:table-row>
        <table:table-row table:style-name="ro1">
          <table:table-cell/>
          <table:table-cell table:style-name="Default" table:formula="of:=[.C84]+(0*([.C88]-[.C84])/4)" office:value-type="float" office:value="6268.74" calcext:value-type="float">
            <text:p>6268.74</text:p>
          </table:table-cell>
          <table:table-cell office:value-type="float" office:value="6268.74" calcext:value-type="float">
            <text:p>6268.74</text:p>
          </table:table-cell>
          <table:table-cell office:value-type="float" office:value="642162000" calcext:value-type="float">
            <text:p>642162000</text:p>
          </table:table-cell>
          <table:table-cell table:number-columns-repeated="2"/>
          <table:table-cell office:value-type="float" office:value="6268.74" calcext:value-type="float">
            <text:p>6268.74</text:p>
          </table:table-cell>
          <table:table-cell office:value-type="float" office:value="642162000" calcext:value-type="float">
            <text:p>642162000</text:p>
          </table:table-cell>
        </table:table-row>
        <table:table-row table:style-name="ro1">
          <table:table-cell/>
          <table:table-cell table:formula="of:=[.C84]+(1*([.C88]-[.C84])/4)" office:value-type="float" office:value="6336.3825" calcext:value-type="float">
            <text:p>6336.3825</text:p>
          </table:table-cell>
          <table:table-cell office:value-type="float" office:value="6269.18" calcext:value-type="float">
            <text:p>6269.18</text:p>
          </table:table-cell>
          <table:table-cell office:value-type="float" office:value="642355000" calcext:value-type="float">
            <text:p>642355000</text:p>
          </table:table-cell>
          <table:table-cell table:number-columns-repeated="2"/>
          <table:table-cell office:value-type="float" office:value="6336.3825" calcext:value-type="float">
            <text:p>6336.3825</text:p>
          </table:table-cell>
          <table:table-cell office:value-type="float" office:value="642355000" calcext:value-type="float">
            <text:p>642355000</text:p>
          </table:table-cell>
        </table:table-row>
        <table:table-row table:style-name="ro1">
          <table:table-cell/>
          <table:table-cell table:formula="of:=[.C84]+(2*([.C88]-[.C84])/4)" office:value-type="float" office:value="6404.025" calcext:value-type="float">
            <text:p>6404.025</text:p>
          </table:table-cell>
          <table:table-cell office:value-type="float" office:value="6270.24" calcext:value-type="float">
            <text:p>6270.24</text:p>
          </table:table-cell>
          <table:table-cell office:value-type="float" office:value="642242000" calcext:value-type="float">
            <text:p>642242000</text:p>
          </table:table-cell>
          <table:table-cell table:number-columns-repeated="2"/>
          <table:table-cell office:value-type="float" office:value="6404.025" calcext:value-type="float">
            <text:p>6404.025</text:p>
          </table:table-cell>
          <table:table-cell office:value-type="float" office:value="642242000" calcext:value-type="float">
            <text:p>642242000</text:p>
          </table:table-cell>
        </table:table-row>
        <table:table-row table:style-name="ro1">
          <table:table-cell/>
          <table:table-cell table:formula="of:=[.C84]+(3*([.C88]-[.C84])/4)" office:value-type="float" office:value="6471.6675" calcext:value-type="float">
            <text:p>6471.6675</text:p>
          </table:table-cell>
          <table:table-cell office:value-type="float" office:value="6276.62" calcext:value-type="float">
            <text:p>6276.62</text:p>
          </table:table-cell>
          <table:table-cell office:value-type="float" office:value="642269000" calcext:value-type="float">
            <text:p>642269000</text:p>
          </table:table-cell>
          <table:table-cell table:number-columns-repeated="2"/>
          <table:table-cell office:value-type="float" office:value="6471.6675" calcext:value-type="float">
            <text:p>6471.6675</text:p>
          </table:table-cell>
          <table:table-cell office:value-type="float" office:value="642269000" calcext:value-type="float">
            <text:p>642269000</text:p>
          </table:table-cell>
        </table:table-row>
        <table:table-row table:style-name="ro1">
          <table:table-cell/>
          <table:table-cell table:style-name="Default" table:formula="of:=[.C88]+(0*([.C92]-[.C88])/4)" office:value-type="float" office:value="6539.31" calcext:value-type="float">
            <text:p>6539.31</text:p>
          </table:table-cell>
          <table:table-cell office:value-type="float" office:value="6539.31" calcext:value-type="float">
            <text:p>6539.31</text:p>
          </table:table-cell>
          <table:table-cell office:value-type="float" office:value="642264000" calcext:value-type="float">
            <text:p>642264000</text:p>
          </table:table-cell>
          <table:table-cell table:number-columns-repeated="2"/>
          <table:table-cell office:value-type="float" office:value="6539.31" calcext:value-type="float">
            <text:p>6539.31</text:p>
          </table:table-cell>
          <table:table-cell office:value-type="float" office:value="642264000" calcext:value-type="float">
            <text:p>642264000</text:p>
          </table:table-cell>
        </table:table-row>
        <table:table-row table:style-name="ro1">
          <table:table-cell/>
          <table:table-cell table:formula="of:=[.C88]+(1*([.C92]-[.C88])/4)" office:value-type="float" office:value="6607.7425" calcext:value-type="float">
            <text:p>6607.7425</text:p>
          </table:table-cell>
          <table:table-cell office:value-type="float" office:value="6541.42" calcext:value-type="float">
            <text:p>6541.42</text:p>
          </table:table-cell>
          <table:table-cell office:value-type="float" office:value="642207000" calcext:value-type="float">
            <text:p>642207000</text:p>
          </table:table-cell>
          <table:table-cell table:number-columns-repeated="2"/>
          <table:table-cell office:value-type="float" office:value="6607.7425" calcext:value-type="float">
            <text:p>6607.7425</text:p>
          </table:table-cell>
          <table:table-cell office:value-type="float" office:value="642207000" calcext:value-type="float">
            <text:p>642207000</text:p>
          </table:table-cell>
        </table:table-row>
        <table:table-row table:style-name="ro1">
          <table:table-cell/>
          <table:table-cell table:formula="of:=[.C88]+(2*([.C92]-[.C88])/4)" office:value-type="float" office:value="6676.175" calcext:value-type="float">
            <text:p>6676.175</text:p>
          </table:table-cell>
          <table:table-cell office:value-type="float" office:value="6542.66" calcext:value-type="float">
            <text:p>6542.66</text:p>
          </table:table-cell>
          <table:table-cell office:value-type="float" office:value="642187000" calcext:value-type="float">
            <text:p>642187000</text:p>
          </table:table-cell>
          <table:table-cell table:number-columns-repeated="2"/>
          <table:table-cell office:value-type="float" office:value="6676.175" calcext:value-type="float">
            <text:p>6676.175</text:p>
          </table:table-cell>
          <table:table-cell office:value-type="float" office:value="642187000" calcext:value-type="float">
            <text:p>642187000</text:p>
          </table:table-cell>
        </table:table-row>
        <table:table-row table:style-name="ro1">
          <table:table-cell/>
          <table:table-cell table:formula="of:=[.C88]+(3*([.C92]-[.C88])/4)" office:value-type="float" office:value="6744.6075" calcext:value-type="float">
            <text:p>6744.6075</text:p>
          </table:table-cell>
          <table:table-cell office:value-type="float" office:value="6557.52" calcext:value-type="float">
            <text:p>6557.52</text:p>
          </table:table-cell>
          <table:table-cell office:value-type="float" office:value="642185000" calcext:value-type="float">
            <text:p>642185000</text:p>
          </table:table-cell>
          <table:table-cell table:number-columns-repeated="2"/>
          <table:table-cell office:value-type="float" office:value="6744.6075" calcext:value-type="float">
            <text:p>6744.6075</text:p>
          </table:table-cell>
          <table:table-cell office:value-type="float" office:value="642185000" calcext:value-type="float">
            <text:p>642185000</text:p>
          </table:table-cell>
        </table:table-row>
        <table:table-row table:style-name="ro1">
          <table:table-cell/>
          <table:table-cell table:style-name="Default" table:formula="of:=[.C92]+(0*([.C96]-[.C92])/4)" office:value-type="float" office:value="6813.04" calcext:value-type="float">
            <text:p>6813.04</text:p>
          </table:table-cell>
          <table:table-cell office:value-type="float" office:value="6813.04" calcext:value-type="float">
            <text:p>6813.04</text:p>
          </table:table-cell>
          <table:table-cell office:value-type="float" office:value="642178000" calcext:value-type="float">
            <text:p>642178000</text:p>
          </table:table-cell>
          <table:table-cell table:number-columns-repeated="2"/>
          <table:table-cell office:value-type="float" office:value="6813.04" calcext:value-type="float">
            <text:p>6813.04</text:p>
          </table:table-cell>
          <table:table-cell office:value-type="float" office:value="642178000" calcext:value-type="float">
            <text:p>642178000</text:p>
          </table:table-cell>
        </table:table-row>
        <table:table-row table:style-name="ro1">
          <table:table-cell/>
          <table:table-cell table:formula="of:=[.C92]+(1*([.C96]-[.C92])/4)" office:value-type="float" office:value="6881.07" calcext:value-type="float">
            <text:p>6881.07</text:p>
          </table:table-cell>
          <table:table-cell office:value-type="float" office:value="6814.76" calcext:value-type="float">
            <text:p>6814.76</text:p>
          </table:table-cell>
          <table:table-cell office:value-type="float" office:value="642105000" calcext:value-type="float">
            <text:p>642105000</text:p>
          </table:table-cell>
          <table:table-cell table:number-columns-repeated="2"/>
          <table:table-cell office:value-type="float" office:value="6881.07" calcext:value-type="float">
            <text:p>6881.07</text:p>
          </table:table-cell>
          <table:table-cell office:value-type="float" office:value="642105000" calcext:value-type="float">
            <text:p>642105000</text:p>
          </table:table-cell>
        </table:table-row>
        <table:table-row table:style-name="ro1">
          <table:table-cell/>
          <table:table-cell table:formula="of:=[.C92]+(2*([.C96]-[.C92])/4)" office:value-type="float" office:value="6949.1" calcext:value-type="float">
            <text:p>6949.1</text:p>
          </table:table-cell>
          <table:table-cell office:value-type="float" office:value="6816.37" calcext:value-type="float">
            <text:p>6816.37</text:p>
          </table:table-cell>
          <table:table-cell office:value-type="float" office:value="642375000" calcext:value-type="float">
            <text:p>642375000</text:p>
          </table:table-cell>
          <table:table-cell table:number-columns-repeated="2"/>
          <table:table-cell office:value-type="float" office:value="6949.1" calcext:value-type="float">
            <text:p>6949.1</text:p>
          </table:table-cell>
          <table:table-cell office:value-type="float" office:value="642375000" calcext:value-type="float">
            <text:p>642375000</text:p>
          </table:table-cell>
        </table:table-row>
        <table:table-row table:style-name="ro1">
          <table:table-cell/>
          <table:table-cell table:formula="of:=[.C92]+(3*([.C96]-[.C92])/4)" office:value-type="float" office:value="7017.13" calcext:value-type="float">
            <text:p>7017.13</text:p>
          </table:table-cell>
          <table:table-cell office:value-type="float" office:value="6840.52" calcext:value-type="float">
            <text:p>6840.52</text:p>
          </table:table-cell>
          <table:table-cell office:value-type="float" office:value="642212000" calcext:value-type="float">
            <text:p>642212000</text:p>
          </table:table-cell>
          <table:table-cell table:number-columns-repeated="2"/>
          <table:table-cell office:value-type="float" office:value="7017.13" calcext:value-type="float">
            <text:p>7017.13</text:p>
          </table:table-cell>
          <table:table-cell office:value-type="float" office:value="642212000" calcext:value-type="float">
            <text:p>642212000</text:p>
          </table:table-cell>
        </table:table-row>
        <table:table-row table:style-name="ro1">
          <table:table-cell/>
          <table:table-cell table:style-name="Default" table:formula="of:=[.C96]+(0*([.C100]-[.C96])/4)" office:value-type="float" office:value="7085.16" calcext:value-type="float">
            <text:p>7085.16</text:p>
          </table:table-cell>
          <table:table-cell office:value-type="float" office:value="7085.16" calcext:value-type="float">
            <text:p>7085.16</text:p>
          </table:table-cell>
          <table:table-cell office:value-type="float" office:value="642247000" calcext:value-type="float">
            <text:p>642247000</text:p>
          </table:table-cell>
          <table:table-cell table:number-columns-repeated="2"/>
          <table:table-cell office:value-type="float" office:value="7085.16" calcext:value-type="float">
            <text:p>7085.16</text:p>
          </table:table-cell>
          <table:table-cell office:value-type="float" office:value="642247000" calcext:value-type="float">
            <text:p>642247000</text:p>
          </table:table-cell>
        </table:table-row>
        <table:table-row table:style-name="ro1">
          <table:table-cell/>
          <table:table-cell table:formula="of:=[.C96]+(1*([.C100]-[.C96])/4)" office:value-type="float" office:value="7152.78" calcext:value-type="float">
            <text:p>7152.78</text:p>
          </table:table-cell>
          <table:table-cell office:value-type="float" office:value="7089.81" calcext:value-type="float">
            <text:p>7089.81</text:p>
          </table:table-cell>
          <table:table-cell office:value-type="float" office:value="642225000" calcext:value-type="float">
            <text:p>642225000</text:p>
          </table:table-cell>
          <table:table-cell table:number-columns-repeated="2"/>
          <table:table-cell office:value-type="float" office:value="7152.78" calcext:value-type="float">
            <text:p>7152.78</text:p>
          </table:table-cell>
          <table:table-cell office:value-type="float" office:value="642225000" calcext:value-type="float">
            <text:p>642225000</text:p>
          </table:table-cell>
        </table:table-row>
        <table:table-row table:style-name="ro1">
          <table:table-cell/>
          <table:table-cell table:formula="of:=[.C96]+(2*([.C100]-[.C96])/4)" office:value-type="float" office:value="7220.4" calcext:value-type="float">
            <text:p>7220.4</text:p>
          </table:table-cell>
          <table:table-cell office:value-type="float" office:value="7090.35" calcext:value-type="float">
            <text:p>7090.35</text:p>
          </table:table-cell>
          <table:table-cell office:value-type="float" office:value="642205000" calcext:value-type="float">
            <text:p>642205000</text:p>
          </table:table-cell>
          <table:table-cell table:number-columns-repeated="2"/>
          <table:table-cell office:value-type="float" office:value="7220.4" calcext:value-type="float">
            <text:p>7220.4</text:p>
          </table:table-cell>
          <table:table-cell office:value-type="float" office:value="642205000" calcext:value-type="float">
            <text:p>642205000</text:p>
          </table:table-cell>
        </table:table-row>
        <table:table-row table:style-name="ro1">
          <table:table-cell/>
          <table:table-cell table:formula="of:=[.C96]+(3*([.C100]-[.C96])/4)" office:value-type="float" office:value="7288.02" calcext:value-type="float">
            <text:p>7288.02</text:p>
          </table:table-cell>
          <table:table-cell office:value-type="float" office:value="7121.74" calcext:value-type="float">
            <text:p>7121.74</text:p>
          </table:table-cell>
          <table:table-cell office:value-type="float" office:value="642185000" calcext:value-type="float">
            <text:p>642185000</text:p>
          </table:table-cell>
          <table:table-cell table:number-columns-repeated="2"/>
          <table:table-cell office:value-type="float" office:value="7288.02" calcext:value-type="float">
            <text:p>7288.02</text:p>
          </table:table-cell>
          <table:table-cell office:value-type="float" office:value="642185000" calcext:value-type="float">
            <text:p>642185000</text:p>
          </table:table-cell>
        </table:table-row>
        <table:table-row table:style-name="ro1">
          <table:table-cell/>
          <table:table-cell table:style-name="Default" table:formula="of:=[.C100]+(0*([.C104]-[.C100])/4)" office:value-type="float" office:value="7355.64" calcext:value-type="float">
            <text:p>7355.64</text:p>
          </table:table-cell>
          <table:table-cell office:value-type="float" office:value="7355.64" calcext:value-type="float">
            <text:p>7355.64</text:p>
          </table:table-cell>
          <table:table-cell office:value-type="float" office:value="642250000" calcext:value-type="float">
            <text:p>642250000</text:p>
          </table:table-cell>
          <table:table-cell table:number-columns-repeated="2"/>
          <table:table-cell office:value-type="float" office:value="7355.64" calcext:value-type="float">
            <text:p>7355.64</text:p>
          </table:table-cell>
          <table:table-cell office:value-type="float" office:value="642250000" calcext:value-type="float">
            <text:p>642250000</text:p>
          </table:table-cell>
        </table:table-row>
        <table:table-row table:style-name="ro1">
          <table:table-cell/>
          <table:table-cell table:formula="of:=[.C100]+(1*([.C104]-[.C100])/4)" office:value-type="float" office:value="7433.825" calcext:value-type="float">
            <text:p>7433.825</text:p>
          </table:table-cell>
          <table:table-cell office:value-type="float" office:value="7359.78" calcext:value-type="float">
            <text:p>7359.78</text:p>
          </table:table-cell>
          <table:table-cell office:value-type="float" office:value="642223000" calcext:value-type="float">
            <text:p>642223000</text:p>
          </table:table-cell>
          <table:table-cell table:number-columns-repeated="2"/>
          <table:table-cell office:value-type="float" office:value="7433.825" calcext:value-type="float">
            <text:p>7433.825</text:p>
          </table:table-cell>
          <table:table-cell office:value-type="float" office:value="642223000" calcext:value-type="float">
            <text:p>642223000</text:p>
          </table:table-cell>
        </table:table-row>
        <table:table-row table:style-name="ro1">
          <table:table-cell/>
          <table:table-cell table:formula="of:=[.C100]+(2*([.C104]-[.C100])/4)" office:value-type="float" office:value="7512.01" calcext:value-type="float">
            <text:p>7512.01</text:p>
          </table:table-cell>
          <table:table-cell office:value-type="float" office:value="7360.78" calcext:value-type="float">
            <text:p>7360.78</text:p>
          </table:table-cell>
          <table:table-cell office:value-type="float" office:value="642211000" calcext:value-type="float">
            <text:p>642211000</text:p>
          </table:table-cell>
          <table:table-cell table:number-columns-repeated="2"/>
          <table:table-cell office:value-type="float" office:value="7512.01" calcext:value-type="float">
            <text:p>7512.01</text:p>
          </table:table-cell>
          <table:table-cell office:value-type="float" office:value="642211000" calcext:value-type="float">
            <text:p>642211000</text:p>
          </table:table-cell>
        </table:table-row>
        <table:table-row table:style-name="ro1">
          <table:table-cell/>
          <table:table-cell table:formula="of:=[.C100]+(3*([.C104]-[.C100])/4)" office:value-type="float" office:value="7590.195" calcext:value-type="float">
            <text:p>7590.195</text:p>
          </table:table-cell>
          <table:table-cell office:value-type="float" office:value="7366.1" calcext:value-type="float">
            <text:p>7366.1</text:p>
          </table:table-cell>
          <table:table-cell office:value-type="float" office:value="642215000" calcext:value-type="float">
            <text:p>642215000</text:p>
          </table:table-cell>
          <table:table-cell table:number-columns-repeated="2"/>
          <table:table-cell office:value-type="float" office:value="7590.195" calcext:value-type="float">
            <text:p>7590.195</text:p>
          </table:table-cell>
          <table:table-cell office:value-type="float" office:value="642215000" calcext:value-type="float">
            <text:p>642215000</text:p>
          </table:table-cell>
        </table:table-row>
        <table:table-row table:style-name="ro1">
          <table:table-cell/>
          <table:table-cell table:style-name="Default" office:value-type="float" office:value="7668.38" calcext:value-type="float">
            <text:p>7668.38</text:p>
          </table:table-cell>
          <table:table-cell office:value-type="float" office:value="7668.38" calcext:value-type="float">
            <text:p>7668.38</text:p>
          </table:table-cell>
          <table:table-cell office:value-type="float" office:value="644132000" calcext:value-type="float">
            <text:p>644132000</text:p>
          </table:table-cell>
          <table:table-cell table:number-columns-repeated="2"/>
          <table:table-cell office:value-type="float" office:value="7668.38" calcext:value-type="float">
            <text:p>7668.38</text:p>
          </table:table-cell>
          <table:table-cell office:value-type="float" office:value="644132000" calcext:value-type="float">
            <text:p>64413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31T19:41:17.102038130</dc:date>
    <meta:editing-duration>PT1M57S</meta:editing-duration>
    <meta:editing-cycles>1</meta:editing-cycles>
    <meta:document-statistic meta:table-count="1" meta:cell-count="5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541cm" svg:y="0.316cm" chart:style-name="ch2">
          <text:p>zuck_medium</text:p>
        </chart:title>
        <chart:plot-area chart:style-name="ch3" table:cell-range-address="time_data.G4:time_data.H104" svg:x="1.331cm" svg:y="1.275cm" svg:width="14.349cm" svg:height="6.564cm">
          <chartooo:coordinate-region svg:x="3.249cm" svg:y="1.474cm" svg:width="12.059cm" svg:height="5.718cm"/>
          <chart:axis chart:dimension="x" chart:name="primary-x" chart:style-name="ch4">
            <chart:title svg:x="7.389cm" svg:y="8.019cm" chart:style-name="ch5">
              <text:p>CPU time [sec]</text:p>
            </chart:title>
          </chart:axis>
          <chart:axis chart:dimension="y" chart:name="primary-y" chart:style-name="ch4">
            <chart:title svg:x="0.451cm" svg:y="5.739cm" chart:style-name="ch6">
              <text:p>Objective Value</text:p>
            </chart:title>
            <chart:grid chart:style-name="ch7" chart:class="major"/>
          </chart:axis>
          <chart:series chart:style-name="ch8" chart:values-cell-range-address="time_data.H4:time_data.H104" chart:class="chart:scatter">
            <chart:domain table:cell-range-address="time_data.G4:time_data.G104"/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2.324">
                <text:p>252.324</text:p>
                <draw:g>
                  <svg:desc>time_data.G4:time_data.G104</svg:desc>
                </draw:g>
              </table:table-cell>
              <table:table-cell office:value-type="float" office:value="638988000">
                <text:p>638988000</text:p>
                <draw:g>
                  <svg:desc>time_data.H4:time_data.H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6.519">
                <text:p>316.519</text:p>
              </table:table-cell>
              <table:table-cell office:value-type="float" office:value="639218000">
                <text:p>639218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80.714">
                <text:p>380.714</text:p>
              </table:table-cell>
              <table:table-cell office:value-type="float" office:value="638984000">
                <text:p>638984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.909">
                <text:p>444.909</text:p>
              </table:table-cell>
              <table:table-cell office:value-type="float" office:value="639304000">
                <text:p>639304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9.104">
                <text:p>509.104</text:p>
              </table:table-cell>
              <table:table-cell office:value-type="float" office:value="638796000">
                <text:p>638796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2.564">
                <text:p>572.564</text:p>
              </table:table-cell>
              <table:table-cell office:value-type="float" office:value="639576000">
                <text:p>639576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6.024">
                <text:p>636.024</text:p>
              </table:table-cell>
              <table:table-cell office:value-type="float" office:value="639220000">
                <text:p>63922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9.484">
                <text:p>699.484</text:p>
              </table:table-cell>
              <table:table-cell office:value-type="float" office:value="639021000">
                <text:p>63902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2.944">
                <text:p>762.944</text:p>
              </table:table-cell>
              <table:table-cell office:value-type="float" office:value="639375000">
                <text:p>639375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26.9355">
                <text:p>826.9355</text:p>
              </table:table-cell>
              <table:table-cell office:value-type="float" office:value="639689000">
                <text:p>639689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0.927">
                <text:p>890.927</text:p>
              </table:table-cell>
              <table:table-cell office:value-type="float" office:value="639519000">
                <text:p>639519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4.9185">
                <text:p>954.9185</text:p>
              </table:table-cell>
              <table:table-cell office:value-type="float" office:value="639471000">
                <text:p>639471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8.91">
                <text:p>1018.91</text:p>
              </table:table-cell>
              <table:table-cell office:value-type="float" office:value="639450000">
                <text:p>63945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1.985">
                <text:p>1081.985</text:p>
              </table:table-cell>
              <table:table-cell office:value-type="float" office:value="638972000">
                <text:p>638972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45.06">
                <text:p>1145.06</text:p>
              </table:table-cell>
              <table:table-cell office:value-type="float" office:value="639327000">
                <text:p>639327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8.135">
                <text:p>1208.135</text:p>
              </table:table-cell>
              <table:table-cell office:value-type="float" office:value="639661000">
                <text:p>63966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1.21">
                <text:p>1271.21</text:p>
              </table:table-cell>
              <table:table-cell office:value-type="float" office:value="639301000">
                <text:p>639301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99.1575">
                <text:p>1399.1575</text:p>
              </table:table-cell>
              <table:table-cell office:value-type="float" office:value="639247000">
                <text:p>639247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27.105">
                <text:p>1527.105</text:p>
              </table:table-cell>
              <table:table-cell office:value-type="float" office:value="639619000">
                <text:p>639619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55.0525">
                <text:p>1655.0525</text:p>
              </table:table-cell>
              <table:table-cell office:value-type="float" office:value="639454000">
                <text:p>639454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83">
                <text:p>1783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46.9525">
                <text:p>1846.952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10.905">
                <text:p>1910.905</text:p>
              </table:table-cell>
              <table:table-cell office:value-type="float" office:value="639998000">
                <text:p>639998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74.8575">
                <text:p>1974.857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.81">
                <text:p>2038.81</text:p>
              </table:table-cell>
              <table:table-cell office:value-type="float" office:value="639995000">
                <text:p>639995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02.4925">
                <text:p>2102.492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66.175">
                <text:p>2166.17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29.8575">
                <text:p>2229.857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93.54">
                <text:p>2293.54</text:p>
              </table:table-cell>
              <table:table-cell office:value-type="float" office:value="639999000">
                <text:p>63999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57.05">
                <text:p>2357.0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0.56">
                <text:p>2420.56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84.07">
                <text:p>2484.07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47.58">
                <text:p>2547.58</text:p>
              </table:table-cell>
              <table:table-cell office:value-type="float" office:value="640000000">
                <text:p>6400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611.66">
                <text:p>2611.66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5.74">
                <text:p>2675.74</text:p>
              </table:table-cell>
              <table:table-cell office:value-type="float" office:value="640001000">
                <text:p>640001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9.82">
                <text:p>2739.82</text:p>
              </table:table-cell>
              <table:table-cell office:value-type="float" office:value="640000000">
                <text:p>64000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3.9">
                <text:p>2803.9</text:p>
              </table:table-cell>
              <table:table-cell office:value-type="float" office:value="640001000">
                <text:p>640001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87.5875">
                <text:p>2887.587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71.275">
                <text:p>2971.275</text:p>
              </table:table-cell>
              <table:table-cell office:value-type="float" office:value="640001000">
                <text:p>640001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54.9625">
                <text:p>3054.9625</text:p>
              </table:table-cell>
              <table:table-cell office:value-type="float" office:value="640002000">
                <text:p>640002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138.65">
                <text:p>3138.65</text:p>
              </table:table-cell>
              <table:table-cell office:value-type="float" office:value="641270000">
                <text:p>64127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5.35">
                <text:p>3205.35</text:p>
              </table:table-cell>
              <table:table-cell office:value-type="float" office:value="641496000">
                <text:p>641496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72.05">
                <text:p>3272.05</text:p>
              </table:table-cell>
              <table:table-cell office:value-type="float" office:value="641657000">
                <text:p>641657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38.75">
                <text:p>3338.75</text:p>
              </table:table-cell>
              <table:table-cell office:value-type="float" office:value="641585000">
                <text:p>641585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05.45">
                <text:p>3405.45</text:p>
              </table:table-cell>
              <table:table-cell office:value-type="float" office:value="641771000">
                <text:p>641771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3.4125">
                <text:p>3473.4125</text:p>
              </table:table-cell>
              <table:table-cell office:value-type="float" office:value="641588000">
                <text:p>641588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541.375">
                <text:p>3541.375</text:p>
              </table:table-cell>
              <table:table-cell office:value-type="float" office:value="641582000">
                <text:p>641582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09.3375">
                <text:p>3609.3375</text:p>
              </table:table-cell>
              <table:table-cell office:value-type="float" office:value="641387000">
                <text:p>641387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77.3">
                <text:p>3677.3</text:p>
              </table:table-cell>
              <table:table-cell office:value-type="float" office:value="641496000">
                <text:p>641496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45.805">
                <text:p>3745.805</text:p>
              </table:table-cell>
              <table:table-cell office:value-type="float" office:value="641538000">
                <text:p>641538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14.31">
                <text:p>3814.31</text:p>
              </table:table-cell>
              <table:table-cell office:value-type="float" office:value="641694000">
                <text:p>641694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882.815">
                <text:p>3882.815</text:p>
              </table:table-cell>
              <table:table-cell office:value-type="float" office:value="641592000">
                <text:p>641592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951.32">
                <text:p>3951.32</text:p>
              </table:table-cell>
              <table:table-cell office:value-type="float" office:value="641658000">
                <text:p>641658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019.8025">
                <text:p>4019.8025</text:p>
              </table:table-cell>
              <table:table-cell office:value-type="float" office:value="641504000">
                <text:p>641504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088.285">
                <text:p>4088.285</text:p>
              </table:table-cell>
              <table:table-cell office:value-type="float" office:value="641660000">
                <text:p>64166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156.7675">
                <text:p>4156.7675</text:p>
              </table:table-cell>
              <table:table-cell office:value-type="float" office:value="641466000">
                <text:p>641466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225.25">
                <text:p>4225.25</text:p>
              </table:table-cell>
              <table:table-cell office:value-type="float" office:value="641373000">
                <text:p>641373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69.1425">
                <text:p>4369.1425</text:p>
              </table:table-cell>
              <table:table-cell office:value-type="float" office:value="641295000">
                <text:p>641295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13.035">
                <text:p>4513.035</text:p>
              </table:table-cell>
              <table:table-cell office:value-type="float" office:value="641514000">
                <text:p>641514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656.9275">
                <text:p>4656.9275</text:p>
              </table:table-cell>
              <table:table-cell office:value-type="float" office:value="641447000">
                <text:p>641447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800.82">
                <text:p>4800.82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868.465">
                <text:p>4868.46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936.11">
                <text:p>4936.11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03.755">
                <text:p>5003.75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071.4">
                <text:p>5071.4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44.9225">
                <text:p>5144.922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18.445">
                <text:p>5218.44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91.9675">
                <text:p>5291.967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365.49">
                <text:p>5365.49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39.5325">
                <text:p>5439.532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513.575">
                <text:p>5513.57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587.6175">
                <text:p>5587.617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61.66">
                <text:p>5661.66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33.0575">
                <text:p>5733.057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804.455">
                <text:p>5804.45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875.8525">
                <text:p>5875.852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47.25">
                <text:p>5947.2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027.6225">
                <text:p>6027.622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107.995">
                <text:p>6107.99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188.3675">
                <text:p>6188.3675</text:p>
              </table:table-cell>
              <table:table-cell office:value-type="float" office:value="641870000">
                <text:p>64187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68.74">
                <text:p>6268.74</text:p>
              </table:table-cell>
              <table:table-cell office:value-type="float" office:value="642162000">
                <text:p>642162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36.3825">
                <text:p>6336.3825</text:p>
              </table:table-cell>
              <table:table-cell office:value-type="float" office:value="642355000">
                <text:p>642355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404.025">
                <text:p>6404.025</text:p>
              </table:table-cell>
              <table:table-cell office:value-type="float" office:value="642242000">
                <text:p>642242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471.6675">
                <text:p>6471.6675</text:p>
              </table:table-cell>
              <table:table-cell office:value-type="float" office:value="642269000">
                <text:p>642269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39.31">
                <text:p>6539.31</text:p>
              </table:table-cell>
              <table:table-cell office:value-type="float" office:value="642264000">
                <text:p>642264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607.7425">
                <text:p>6607.7425</text:p>
              </table:table-cell>
              <table:table-cell office:value-type="float" office:value="642207000">
                <text:p>642207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76.175">
                <text:p>6676.175</text:p>
              </table:table-cell>
              <table:table-cell office:value-type="float" office:value="642187000">
                <text:p>642187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744.6075">
                <text:p>6744.6075</text:p>
              </table:table-cell>
              <table:table-cell office:value-type="float" office:value="642185000">
                <text:p>642185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813.04">
                <text:p>6813.04</text:p>
              </table:table-cell>
              <table:table-cell office:value-type="float" office:value="642178000">
                <text:p>642178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881.07">
                <text:p>6881.07</text:p>
              </table:table-cell>
              <table:table-cell office:value-type="float" office:value="642105000">
                <text:p>642105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49.1">
                <text:p>6949.1</text:p>
              </table:table-cell>
              <table:table-cell office:value-type="float" office:value="642375000">
                <text:p>642375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017.13">
                <text:p>7017.13</text:p>
              </table:table-cell>
              <table:table-cell office:value-type="float" office:value="642212000">
                <text:p>642212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85.16">
                <text:p>7085.16</text:p>
              </table:table-cell>
              <table:table-cell office:value-type="float" office:value="642247000">
                <text:p>642247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152.78">
                <text:p>7152.78</text:p>
              </table:table-cell>
              <table:table-cell office:value-type="float" office:value="642225000">
                <text:p>642225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220.4">
                <text:p>7220.4</text:p>
              </table:table-cell>
              <table:table-cell office:value-type="float" office:value="642205000">
                <text:p>642205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288.02">
                <text:p>7288.02</text:p>
              </table:table-cell>
              <table:table-cell office:value-type="float" office:value="642185000">
                <text:p>642185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55.64">
                <text:p>7355.64</text:p>
              </table:table-cell>
              <table:table-cell office:value-type="float" office:value="642250000">
                <text:p>64225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433.825">
                <text:p>7433.825</text:p>
              </table:table-cell>
              <table:table-cell office:value-type="float" office:value="642223000">
                <text:p>642223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512.01">
                <text:p>7512.01</text:p>
              </table:table-cell>
              <table:table-cell office:value-type="float" office:value="642211000">
                <text:p>642211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590.195">
                <text:p>7590.195</text:p>
              </table:table-cell>
              <table:table-cell office:value-type="float" office:value="642215000">
                <text:p>642215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668.38">
                <text:p>7668.38</text:p>
              </table:table-cell>
              <table:table-cell office:value-type="float" office:value="644132000">
                <text:p>64413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